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9" office:value-type="date" office:date-value="2012-08-28">
            <text:p>28/08/12</text:p>
          </table:table-cell>
          <table:table-cell table:style-name="ce15" office:value-type="string">
            <text:p>120 min</text:p>
          </table:table-cell>
          <table:table-cell table:style-name="ce15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0" office:value-type="date" office:date-value="2012-09-01">
            <text:p>01/09/12</text:p>
          </table:table-cell>
          <table:table-cell table:style-name="ce16" office:value-type="string">
            <text:p>150 min</text:p>
          </table:table-cell>
          <table:table-cell office:value-type="string">
            <text:p>156 min</text:p>
          </table:table-cell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0" office:value-type="date" office:date-value="2012-09-02">
            <text:p>02/09/12</text:p>
          </table:table-cell>
          <table:table-cell table:style-name="ce16"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2">
          <table:table-cell table:style-name="ce4" office:value-type="string">
            <text:p>Lectura Crunching Knowledge, contestar preguntas de guia y guardarlo en el repositorio</text:p>
          </table:table-cell>
          <table:table-cell table:style-name="ce10" office:value-type="date" office:date-value="2012-09-09">
            <text:p>09/09/12</text:p>
          </table:table-cell>
          <table:table-cell table:style-name="ce16" office:value-type="string">
            <text:p>180 min</text:p>
          </table:table-cell>
          <table:table-cell office:value-type="string">
            <text:p>190 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23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09T23:50:08</dc:date>
    <meta:editing-duration>PT15H18M36S</meta:editing-duration>
    <meta:editing-cycles>60</meta:editing-cycles>
    <meta:generator>OpenOffice.org/3.2$Linux OpenOffice.org_project/320m12$Build-9483</meta:generator>
    <dc:creator>Marina </dc:creator>
    <meta:document-statistic meta:table-count="3" meta:cell-count="48" meta:object-count="0"/>
  </office:meta>
</office:document-meta>
</file>